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c3bc" officeooo:paragraph-rsid="0019c3bc"/>
    </style:style>
    <style:style style:name="P2" style:family="paragraph" style:parent-style-name="Standard">
      <style:text-properties officeooo:rsid="0019c3bc" officeooo:paragraph-rsid="001c8def"/>
    </style:style>
    <style:style style:name="P3" style:family="paragraph" style:parent-style-name="Standard">
      <style:text-properties officeooo:rsid="001c8def" officeooo:paragraph-rsid="001c8def"/>
    </style:style>
    <style:style style:name="P4" style:family="paragraph" style:parent-style-name="Standard">
      <style:paragraph-properties fo:line-height="115%"/>
      <style:text-properties officeooo:rsid="001db0ad" officeooo:paragraph-rsid="001db0ad"/>
    </style:style>
    <style:style style:name="P5" style:family="paragraph" style:parent-style-name="Standard">
      <style:paragraph-properties fo:line-height="115%"/>
      <style:text-properties officeooo:rsid="002434d6" officeooo:paragraph-rsid="002434d6"/>
    </style:style>
    <style:style style:name="P6" style:family="paragraph" style:parent-style-name="Standard">
      <style:paragraph-properties fo:line-height="115%"/>
      <style:text-properties officeooo:rsid="002c6231" officeooo:paragraph-rsid="002c6231"/>
    </style:style>
    <style:style style:name="P7" style:family="paragraph" style:parent-style-name="Standard">
      <style:paragraph-properties fo:line-height="115%" fo:break-before="page"/>
      <style:text-properties officeooo:rsid="0024d36e" officeooo:paragraph-rsid="0024d36e"/>
    </style:style>
    <style:style style:name="P8" style:family="paragraph" style:parent-style-name="Standard">
      <style:paragraph-properties fo:margin-top="0.201cm" fo:margin-bottom="0.201cm" loext:contextual-spacing="false" fo:line-height="100%"/>
      <style:text-properties officeooo:rsid="001fc2d4" officeooo:paragraph-rsid="002210c0"/>
    </style:style>
    <style:style style:name="P9" style:family="paragraph" style:parent-style-name="Text_20_body">
      <style:paragraph-properties fo:line-height="100%"/>
      <style:text-properties officeooo:rsid="001db0ad" officeooo:paragraph-rsid="001db0ad"/>
    </style:style>
    <style:style style:name="P10" style:family="paragraph" style:parent-style-name="Text_20_body">
      <style:paragraph-properties fo:line-height="100%"/>
      <style:text-properties officeooo:rsid="001db0ad" officeooo:paragraph-rsid="001fc2d4"/>
    </style:style>
    <style:style style:name="P11" style:family="paragraph" style:parent-style-name="Text_20_body">
      <style:paragraph-properties fo:line-height="100%"/>
      <style:text-properties officeooo:rsid="001db0ad" officeooo:paragraph-rsid="0027a9be"/>
    </style:style>
    <style:style style:name="P12" style:family="paragraph" style:parent-style-name="Text_20_body">
      <style:paragraph-properties fo:line-height="115%"/>
      <style:text-properties officeooo:rsid="001db0ad" officeooo:paragraph-rsid="001db0ad"/>
    </style:style>
    <style:style style:name="P13" style:family="paragraph" style:parent-style-name="Text_20_body">
      <style:paragraph-properties fo:line-height="115%"/>
      <style:text-properties officeooo:rsid="001db0ad" officeooo:paragraph-rsid="001fc2d4"/>
    </style:style>
    <style:style style:name="P14" style:family="paragraph" style:parent-style-name="Text_20_body">
      <style:paragraph-properties fo:line-height="115%"/>
      <style:text-properties officeooo:rsid="001db0ad" officeooo:paragraph-rsid="00232be1"/>
    </style:style>
    <style:style style:name="P15" style:family="paragraph" style:parent-style-name="Text_20_body">
      <style:paragraph-properties fo:line-height="115%"/>
      <style:text-properties officeooo:rsid="001db0ad" officeooo:paragraph-rsid="002434d6"/>
    </style:style>
    <style:style style:name="P16" style:family="paragraph" style:parent-style-name="Text_20_body">
      <style:paragraph-properties fo:line-height="115%"/>
      <style:text-properties officeooo:rsid="001db0ad" officeooo:paragraph-rsid="002686cb"/>
    </style:style>
    <style:style style:name="P17" style:family="paragraph" style:parent-style-name="Text_20_body">
      <style:paragraph-properties fo:line-height="115%"/>
      <style:text-properties officeooo:rsid="001db0ad" officeooo:paragraph-rsid="00284174"/>
    </style:style>
    <style:style style:name="P18" style:family="paragraph" style:parent-style-name="Text_20_body">
      <style:paragraph-properties fo:line-height="115%"/>
      <style:text-properties officeooo:paragraph-rsid="001db0ad"/>
    </style:style>
    <style:style style:name="P19" style:family="paragraph" style:parent-style-name="Text_20_body">
      <style:paragraph-properties fo:line-height="115%"/>
      <style:text-properties officeooo:rsid="001fc2d4" officeooo:paragraph-rsid="001fc2d4"/>
    </style:style>
    <style:style style:name="P20" style:family="paragraph" style:parent-style-name="Text_20_body">
      <style:paragraph-properties fo:line-height="115%"/>
      <style:text-properties officeooo:rsid="00205432" officeooo:paragraph-rsid="0024d36e"/>
    </style:style>
    <style:style style:name="P21" style:family="paragraph" style:parent-style-name="Text_20_body">
      <style:paragraph-properties fo:line-height="115%"/>
      <style:text-properties officeooo:rsid="00205432" officeooo:paragraph-rsid="00284174"/>
    </style:style>
    <style:style style:name="P22" style:family="paragraph" style:parent-style-name="Text_20_body">
      <style:paragraph-properties fo:line-height="100%"/>
      <style:text-properties officeooo:rsid="00205432" officeooo:paragraph-rsid="0024d36e"/>
    </style:style>
    <style:style style:name="P23" style:family="paragraph" style:parent-style-name="Text_20_body">
      <style:paragraph-properties fo:line-height="100%"/>
      <style:text-properties officeooo:rsid="00205432" officeooo:paragraph-rsid="00284174"/>
    </style:style>
    <style:style style:name="P24" style:family="paragraph" style:parent-style-name="Text_20_body">
      <style:paragraph-properties fo:line-height="100%"/>
      <style:text-properties officeooo:rsid="00232be1" officeooo:paragraph-rsid="00232be1"/>
    </style:style>
    <style:style style:name="P25" style:family="paragraph" style:parent-style-name="Text_20_body">
      <style:paragraph-properties fo:line-height="100%"/>
      <style:text-properties officeooo:rsid="002434d6" officeooo:paragraph-rsid="002a0861"/>
    </style:style>
    <style:style style:name="P26" style:family="paragraph" style:parent-style-name="Text_20_body">
      <style:paragraph-properties fo:line-height="100%"/>
      <style:text-properties officeooo:rsid="002686cb" officeooo:paragraph-rsid="002686cb"/>
    </style:style>
    <style:style style:name="P27" style:family="paragraph" style:parent-style-name="Text_20_body">
      <style:paragraph-properties fo:line-height="100%"/>
      <style:text-properties officeooo:rsid="002a0861" officeooo:paragraph-rsid="002a0861"/>
    </style:style>
    <style:style style:name="P28" style:family="paragraph" style:parent-style-name="Text_20_body">
      <style:paragraph-properties fo:line-height="100%"/>
      <style:text-properties officeooo:rsid="002c6231" officeooo:paragraph-rsid="002c6231"/>
    </style:style>
    <style:style style:name="P29" style:family="paragraph" style:parent-style-name="Text_20_body">
      <style:paragraph-properties fo:line-height="115%"/>
      <style:text-properties officeooo:rsid="002e90ce" officeooo:paragraph-rsid="002e90ce"/>
    </style:style>
    <style:style style:name="P30" style:family="paragraph" style:parent-style-name="Text_20_body">
      <style:paragraph-properties fo:margin-top="0cm" fo:margin-bottom="0cm" loext:contextual-spacing="false" fo:line-height="115%"/>
      <style:text-properties officeooo:paragraph-rsid="001db0ad"/>
    </style:style>
    <style:style style:name="P31" style:family="paragraph" style:parent-style-name="Text_20_body">
      <style:paragraph-properties fo:line-height="115%"/>
      <style:text-properties style:text-position="0% 100%" fo:font-style="italic" fo:font-weight="normal" officeooo:rsid="002434d6" officeooo:paragraph-rsid="002434d6" style:font-style-asian="italic" style:font-weight-asian="normal" style:font-style-complex="italic" style:font-weight-complex="normal"/>
    </style:style>
    <style:style style:name="P32" style:family="paragraph" style:parent-style-name="Text_20_body">
      <style:paragraph-properties fo:line-height="115%"/>
      <style:text-properties style:text-position="0% 100%" fo:font-style="italic" fo:font-weight="normal" officeooo:rsid="002434d6" officeooo:paragraph-rsid="002a0861" style:font-style-asian="italic" style:font-weight-asian="normal" style:font-style-complex="italic" style:font-weight-complex="normal"/>
    </style:style>
    <style:style style:name="P33" style:family="paragraph" style:parent-style-name="Text_20_body">
      <style:paragraph-properties fo:line-height="115%"/>
      <style:text-properties style:text-position="0% 100%" fo:font-style="italic" fo:font-weight="normal" officeooo:rsid="002a0861" officeooo:paragraph-rsid="002a0861" style:font-style-asian="italic" style:font-weight-asian="normal" style:font-style-complex="italic" style:font-weight-complex="normal"/>
    </style:style>
    <style:style style:name="P34" style:family="paragraph" style:parent-style-name="Text_20_body">
      <style:paragraph-properties fo:line-height="100%"/>
      <style:text-properties style:text-position="0% 100%" fo:font-style="italic" fo:font-weight="normal" officeooo:rsid="002a0861" officeooo:paragraph-rsid="002a0861" style:font-style-asian="italic" style:font-weight-asian="normal" style:font-style-complex="italic" style:font-weight-complex="normal"/>
    </style:style>
    <style:style style:name="P35" style:family="paragraph" style:parent-style-name="Text_20_body">
      <style:paragraph-properties fo:line-height="100%"/>
      <style:text-properties style:text-position="0% 100%" fo:font-style="italic" fo:font-weight="normal" officeooo:rsid="002686cb" officeooo:paragraph-rsid="00284174" style:font-style-asian="italic" style:font-weight-asian="normal" style:font-style-complex="italic" style:font-weight-complex="normal"/>
    </style:style>
    <style:style style:name="P36" style:family="paragraph" style:parent-style-name="Text_20_body">
      <style:paragraph-properties fo:line-height="100%"/>
      <style:text-properties style:text-position="0% 100%" fo:font-style="italic" fo:font-weight="normal" officeooo:rsid="002c6231" officeooo:paragraph-rsid="002c6231" style:font-style-asian="italic" style:font-weight-asian="normal" style:font-style-complex="italic" style:font-weight-complex="normal"/>
    </style:style>
    <style:style style:name="P37" style:family="paragraph" style:parent-style-name="Text_20_body">
      <style:paragraph-properties fo:line-height="115%"/>
      <style:text-properties style:text-position="0% 100%" fo:font-weight="normal" officeooo:rsid="002f1c99" officeooo:paragraph-rsid="002f1c99" style:font-weight-asian="normal" style:font-weight-complex="normal"/>
    </style:style>
    <style:style style:name="P38" style:family="paragraph" style:parent-style-name="Text_20_body">
      <style:paragraph-properties fo:line-height="115%"/>
      <style:text-properties style:text-position="0% 100%" fo:font-weight="normal" officeooo:rsid="002e90ce" officeooo:paragraph-rsid="002e90ce" style:font-weight-asian="normal" style:font-weight-complex="normal"/>
    </style:style>
    <style:style style:name="T1" style:family="text">
      <style:text-properties officeooo:rsid="001c8de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b0a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b0ad" style:font-weight-asian="normal" style:font-weight-complex="normal"/>
    </style:style>
    <style:style style:name="T6" style:family="text">
      <style:text-properties style:text-position="sub 58%" fo:font-weight="bold" style:font-weight-asian="bold" style:font-weight-complex="bold"/>
    </style:style>
    <style:style style:name="T7" style:family="text">
      <style:text-properties style:text-position="sub 58%" fo:font-weight="bold" officeooo:rsid="001db0ad" style:font-weight-asian="bold" style:font-weight-complex="bold"/>
    </style:style>
    <style:style style:name="T8" style:family="text">
      <style:text-properties style:text-position="sub 58%" fo:font-weight="bold" officeooo:rsid="001fc2d4" style:font-weight-asian="bold" style:font-weight-complex="bold"/>
    </style:style>
    <style:style style:name="T9" style:family="text">
      <style:text-properties style:text-position="sub 58%" fo:font-weight="bold" officeooo:rsid="002434d6" style:font-weight-asian="bold" style:font-weight-complex="bold"/>
    </style:style>
    <style:style style:name="T10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 fo:font-style="italic" fo:font-weight="normal" officeooo:rsid="00201dcb" style:font-style-asian="italic" style:font-weight-asian="normal" style:font-style-complex="italic" style:font-weight-complex="normal"/>
    </style:style>
    <style:style style:name="T12" style:family="text">
      <style:text-properties style:text-position="sub 58%" fo:font-style="italic" fo:font-weight="normal" officeooo:rsid="00205432" style:font-style-asian="italic" style:font-weight-asian="normal" style:font-style-complex="italic" style:font-weight-complex="normal"/>
    </style:style>
    <style:style style:name="T13" style:family="text">
      <style:text-properties style:text-position="sub 58%" fo:font-style="italic" fo:font-weight="normal" officeooo:rsid="002434d6" style:font-style-asian="italic" style:font-weight-asian="normal" style:font-style-complex="italic" style:font-weight-complex="normal"/>
    </style:style>
    <style:style style:name="T14" style:family="text">
      <style:text-properties style:text-position="sub 58%" fo:font-style="italic" fo:font-weight="normal" officeooo:rsid="0024d36e" style:font-style-asian="italic" style:font-weight-asian="normal" style:font-style-complex="italic" style:font-weight-complex="normal"/>
    </style:style>
    <style:style style:name="T15" style:family="text">
      <style:text-properties style:text-position="sub 58%" fo:font-style="italic" fo:font-weight="normal" officeooo:rsid="0027a9be" style:font-style-asian="italic" style:font-weight-asian="normal" style:font-style-complex="italic" style:font-weight-complex="normal"/>
    </style:style>
    <style:style style:name="T16" style:family="text">
      <style:text-properties style:text-position="sub 58%" fo:font-style="italic" fo:font-weight="normal" officeooo:rsid="00284174" style:font-style-asian="italic" style:font-weight-asian="normal" style:font-style-complex="italic" style:font-weight-complex="normal"/>
    </style:style>
    <style:style style:name="T17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text-position="sub 58%" fo:font-style="italic" fo:font-weight="bold" officeooo:rsid="001db0ad" style:font-style-asian="italic" style:font-weight-asian="bold" style:font-style-complex="italic" style:font-weight-complex="bold"/>
    </style:style>
    <style:style style:name="T19" style:family="text">
      <style:text-properties style:text-position="sub 58%" fo:font-style="italic" fo:font-weight="bold" officeooo:rsid="001fc2d4" style:font-style-asian="italic" style:font-weight-asian="bold" style:font-style-complex="italic" style:font-weight-complex="bold"/>
    </style:style>
    <style:style style:name="T20" style:family="text">
      <style:text-properties style:text-position="sub 58%" fo:font-style="italic" fo:font-weight="bold" officeooo:rsid="002210c0" style:font-style-asian="italic" style:font-weight-asian="bold" style:font-style-complex="italic" style:font-weight-complex="bold"/>
    </style:style>
    <style:style style:name="T21" style:family="text">
      <style:text-properties style:text-position="sub 58%" fo:font-style="italic" fo:font-weight="bold" officeooo:rsid="002686cb" style:font-style-asian="italic" style:font-weight-asian="bold" style:font-style-complex="italic" style:font-weight-complex="bold"/>
    </style:style>
    <style:style style:name="T22" style:family="text">
      <style:text-properties style:text-position="sub 58%" fo:font-style="normal" fo:font-weight="normal" officeooo:rsid="00201dcb" style:font-style-asian="normal" style:font-weight-asian="normal" style:font-style-complex="normal" style:font-weight-complex="normal"/>
    </style:style>
    <style:style style:name="T23" style:family="text">
      <style:text-properties style:text-position="0% 100%" fo:font-weight="bold" style:font-weight-asian="bold" style:font-weight-complex="bold"/>
    </style:style>
    <style:style style:name="T24" style:family="text">
      <style:text-properties style:text-position="0% 100%" fo:font-weight="bold" officeooo:rsid="001db0ad" style:font-weight-asian="bold" style:font-weight-complex="bold"/>
    </style:style>
    <style:style style:name="T25" style:family="text">
      <style:text-properties style:text-position="0% 100%" fo:font-weight="normal" style:font-weight-asian="normal" style:font-weight-complex="normal"/>
    </style:style>
    <style:style style:name="T26" style:family="text">
      <style:text-properties style:text-position="0% 100%" fo:font-weight="normal" officeooo:rsid="001db0ad" style:font-weight-asian="normal" style:font-weight-complex="normal"/>
    </style:style>
    <style:style style:name="T27" style:family="text">
      <style:text-properties style:text-position="0% 100%" fo:font-weight="normal" officeooo:rsid="002434d6" style:font-weight-asian="normal" style:font-weight-complex="normal"/>
    </style:style>
    <style:style style:name="T28" style:family="text">
      <style:text-properties style:text-position="0% 100%" fo:font-weight="normal" officeooo:rsid="002cf9c3" style:font-weight-asian="normal" style:font-weight-complex="normal"/>
    </style:style>
    <style:style style:name="T29" style:family="text">
      <style:text-properties style:text-position="0% 100%" fo:font-weight="normal" officeooo:rsid="002f1c99" style:font-weight-asian="normal" style:font-weight-complex="normal"/>
    </style:style>
    <style:style style:name="T30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style:text-position="0% 100%" fo:font-style="italic" fo:font-weight="normal" officeooo:rsid="001db0ad" style:font-style-asian="italic" style:font-weight-asian="normal" style:font-style-complex="italic" style:font-weight-complex="normal"/>
    </style:style>
    <style:style style:name="T32" style:family="text">
      <style:text-properties style:text-position="0% 100%" fo:font-style="italic" fo:font-weight="normal" officeooo:rsid="001fc2d4" style:font-style-asian="italic" style:font-weight-asian="normal" style:font-style-complex="italic" style:font-weight-complex="normal"/>
    </style:style>
    <style:style style:name="T33" style:family="text">
      <style:text-properties style:text-position="0% 100%" fo:font-style="italic" fo:font-weight="normal" officeooo:rsid="00201dcb" style:font-style-asian="italic" style:font-weight-asian="normal" style:font-style-complex="italic" style:font-weight-complex="normal"/>
    </style:style>
    <style:style style:name="T34" style:family="text">
      <style:text-properties style:text-position="0% 100%" fo:font-style="italic" fo:font-weight="normal" officeooo:rsid="00205432" style:font-style-asian="italic" style:font-weight-asian="normal" style:font-style-complex="italic" style:font-weight-complex="normal"/>
    </style:style>
    <style:style style:name="T35" style:family="text">
      <style:text-properties style:text-position="0% 100%" fo:font-style="italic" fo:font-weight="normal" officeooo:rsid="002210c0" style:font-style-asian="italic" style:font-weight-asian="normal" style:font-style-complex="italic" style:font-weight-complex="normal"/>
    </style:style>
    <style:style style:name="T36" style:family="text">
      <style:text-properties style:text-position="0% 100%" fo:font-style="italic" fo:font-weight="normal" officeooo:rsid="00232be1" style:font-style-asian="italic" style:font-weight-asian="normal" style:font-style-complex="italic" style:font-weight-complex="normal"/>
    </style:style>
    <style:style style:name="T37" style:family="text">
      <style:text-properties style:text-position="0% 100%" fo:font-style="italic" fo:font-weight="normal" officeooo:rsid="002434d6" style:font-style-asian="italic" style:font-weight-asian="normal" style:font-style-complex="italic" style:font-weight-complex="normal"/>
    </style:style>
    <style:style style:name="T38" style:family="text">
      <style:text-properties style:text-position="0% 100%" fo:font-style="italic" fo:font-weight="normal" officeooo:rsid="0024d36e" style:font-style-asian="italic" style:font-weight-asian="normal" style:font-style-complex="italic" style:font-weight-complex="normal"/>
    </style:style>
    <style:style style:name="T39" style:family="text">
      <style:text-properties style:text-position="0% 100%" fo:font-style="italic" fo:font-weight="normal" officeooo:rsid="00264074" style:font-style-asian="italic" style:font-weight-asian="normal" style:font-style-complex="italic" style:font-weight-complex="normal"/>
    </style:style>
    <style:style style:name="T40" style:family="text">
      <style:text-properties style:text-position="0% 100%" fo:font-style="italic" fo:font-weight="normal" officeooo:rsid="002686cb" style:font-style-asian="italic" style:font-weight-asian="normal" style:font-style-complex="italic" style:font-weight-complex="normal"/>
    </style:style>
    <style:style style:name="T41" style:family="text">
      <style:text-properties style:text-position="0% 100%" fo:font-style="italic" fo:font-weight="normal" officeooo:rsid="0027a9be" style:font-style-asian="italic" style:font-weight-asian="normal" style:font-style-complex="italic" style:font-weight-complex="normal"/>
    </style:style>
    <style:style style:name="T42" style:family="text">
      <style:text-properties style:text-position="0% 100%" fo:font-style="italic" fo:font-weight="normal" officeooo:rsid="00284174" style:font-style-asian="italic" style:font-weight-asian="normal" style:font-style-complex="italic" style:font-weight-complex="normal"/>
    </style:style>
    <style:style style:name="T43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style:text-position="0% 100%" fo:font-style="italic" fo:font-weight="bold" officeooo:rsid="001db0ad" style:font-style-asian="italic" style:font-weight-asian="bold" style:font-style-complex="italic" style:font-weight-complex="bold"/>
    </style:style>
    <style:style style:name="T45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style:text-position="0% 100%" fo:font-style="normal" fo:font-weight="normal" officeooo:rsid="00201dcb" style:font-style-asian="normal" style:font-weight-asian="normal" style:font-style-complex="normal" style:font-weight-complex="normal"/>
    </style:style>
    <style:style style:name="T47" style:family="text">
      <style:text-properties style:text-position="0% 100%" fo:font-style="normal" fo:font-weight="normal" officeooo:rsid="00264074" style:font-style-asian="normal" style:font-weight-asian="normal" style:font-style-complex="normal" style:font-weight-complex="normal"/>
    </style:style>
    <style:style style:name="T48" style:family="text">
      <style:text-properties style:text-position="0% 100%" fo:font-style="normal" fo:font-weight="normal" officeooo:rsid="0027a9be" style:font-style-asian="normal" style:font-weight-asian="normal" style:font-style-complex="normal" style:font-weight-complex="normal"/>
    </style:style>
    <style:style style:name="T49" style:family="text">
      <style:text-properties style:text-position="0% 100%" fo:font-style="normal" fo:font-weight="normal" officeooo:rsid="00284174" style:font-style-asian="normal" style:font-weight-asian="normal" style:font-style-complex="normal" style:font-weight-complex="normal"/>
    </style:style>
    <style:style style:name="T50" style:family="text">
      <style:text-properties style:text-position="0% 100%" fo:font-style="normal" fo:font-weight="bold" officeooo:rsid="001db0ad" style:font-style-asian="normal" style:font-weight-asian="bold" style:font-style-complex="normal" style:font-weight-complex="bold"/>
    </style:style>
    <style:style style:name="T51" style:family="text">
      <style:text-properties style:text-position="0% 100%" fo:language="en" fo:country="US" fo:font-style="italic" fo:font-weight="normal" officeooo:rsid="00232be1" style:font-style-asian="italic" style:font-weight-asian="normal" style:font-style-complex="italic" style:font-weight-complex="normal"/>
    </style:style>
    <style:style style:name="T52" style:family="text">
      <style:text-properties style:text-position="0% 100%" fo:language="cs" fo:country="CZ" fo:font-style="normal" fo:font-weight="normal" officeooo:rsid="00232be1" style:font-style-asian="normal" style:font-weight-asian="normal" style:font-style-complex="normal" style:font-weight-complex="normal"/>
    </style:style>
    <style:style style:name="T53" style:family="text">
      <style:text-properties style:text-position="0% 100%" fo:language="cs" fo:country="CZ" fo:font-style="italic" fo:font-weight="normal" officeooo:rsid="00232be1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1db0ad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bold" officeooo:rsid="001db0ad" style:font-style-asian="italic" style:font-weight-asian="bold" style:font-style-complex="italic" style:font-weight-complex="bold"/>
    </style:style>
    <style:style style:name="T56" style:family="text">
      <style:text-properties officeooo:rsid="00293368"/>
    </style:style>
    <style:style style:name="T57" style:family="text">
      <style:text-properties fo:language="en" fo:country="US" officeooo:rsid="003134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teNewStartingTour()</text:p>
      <text:p text:style-name="P1"/>
      <text:p text:style-name="P1">FindEdgesToExchange()</text:p>
      <text:p text:style-name="P1"/>
      <text:p text:style-name="P1">ChooseStartingNode()</text:p>
      <text:p text:style-name="P1">ChooseFirstEdgeToBeBroken()</text:p>
      <text:p text:style-name="P1"/>
      <text:p text:style-name="P1">ChooseFirstEdgeToBeAdded()</text:p>
      <text:p text:style-name="P1"/>
      <text:p text:style-name="P2">Choose<text:span text:style-name="T1">Second</text:span>EdgeToBeBroken()</text:p>
      <text:p text:style-name="P2">Choose<text:span text:style-name="T1">Second</text:span>EdgeToBe<text:span text:style-name="T1">Added</text:span>()</text:p>
      <text:p text:style-name="P3">FindNextOutOfPlacePair(int i)</text:p>
      <text:p text:style-name="P3">FindNextEdgeToBeAdded()</text:p>
      <text:p text:style-name="P3">CheckIfPathIsClosableAfterAddingEdge(Edge edge) //asi</text:p>
      <text:p text:style-name="P3">CheckGainCriterium()</text:p>
      <text:p text:style-name="P3">UpdateBestImprovement()</text:p>
      <text:p text:style-name="P3"/>
      <text:p text:style-name="P3"/>
      <text:p text:style-name="P3"/>
      <text:p text:style-name="P7">globalImprovement<text:span text:style-name="T56"> = 0</text:span></text:p>
      <text:p text:style-name="P6">bestFoundPath</text:p>
      <text:p text:style-name="P5">i = 1</text:p>
      <text:p text:style-name="P5">bestImprovement = 0 ///<text:span text:style-name="T57">pozor p5i backftrackingu</text:span></text:p>
      <text:p text:style-name="P4">foreach <text:span text:style-name="T2">node</text:span></text:p>
      <text:p text:style-name="P30"><text:span text:style-name="T4"><text:tab/></text:span><text:span text:style-name="T54">find </text:span><text:span text:style-name="T55">x</text:span><text:span text:style-name="T18">1</text:span><text:span text:style-name="T31">s</text:span><text:span text:style-name="T33"> </text:span><text:span text:style-name="T46">//možná by stálo za to držet si prozkoumané </text:span><text:span text:style-name="T33">x</text:span><text:span text:style-name="T11">1</text:span><text:span text:style-name="T46">, protože </text:span><text:span text:style-name="T33">t</text:span><text:span text:style-name="T22">1,1</text:span><text:span text:style-name="T46">--</text:span><text:span text:style-name="T33">x</text:span><text:span text:style-name="T22">1</text:span><text:span text:style-name="T46">--</text:span><text:span text:style-name="T33">t</text:span><text:span text:style-name="T22">1,2</text:span></text:p>
      <text:p text:style-name="P30"><text:span text:style-name="T5"><text:tab/></text:span><text:span text:style-name="T4">for</text:span><text:span text:style-name="T5"> both</text:span><text:span text:style-name="T4"> </text:span><text:span text:style-name="T3">x</text:span><text:span text:style-name="T7">1</text:span></text:p>
      <text:p text:style-name="P18"><text:span text:style-name="T26"><text:tab/><text:tab/></text:span><text:span text:style-name="T31">find edges that could be </text:span><text:span text:style-name="T44">y</text:span><text:span text:style-name="T18">1</text:span><text:span text:style-name="T31">s</text:span></text:p>
      <text:p text:style-name="P18"><text:span text:style-name="T26"><text:tab/><text:tab/>foreach</text:span><text:span text:style-name="T50"> possible </text:span><text:span text:style-name="T24">y</text:span><text:span text:style-name="T7">1</text:span></text:p>
      <text:p text:style-name="P14"><text:span text:style-name="T6"><text:tab/><text:tab/><text:tab/></text:span><text:span text:style-name="T30">check disjunction</text:span><text:span text:style-name="T36"> else continue</text:span></text:p>
      <text:p text:style-name="P15"><text:span text:style-name="T30"><text:tab/><text:tab/><text:tab/>check </text:span><text:span text:style-name="T36">if</text:span><text:span text:style-name="T51"> SumOfGains(i) </text:span><text:span text:style-name="T52">&gt; 0</text:span><text:span text:style-name="T53"> </text:span><text:span text:style-name="T36">else continue</text:span></text:p>
      <text:p text:style-name="P12"><text:span text:style-name="T30"><text:tab/><text:tab/><text:tab/>try find possible </text:span><text:span text:style-name="T43">x</text:span><text:span text:style-name="T17">2</text:span><text:span text:style-name="T30">s</text:span></text:p>
      <text:p text:style-name="P19"><text:span text:style-name="T30"><text:tab/><text:tab/><text:tab/></text:span><text:span text:style-name="T34">if no x</text:span><text:span text:style-name="T12">2</text:span><text:span text:style-name="T34">s continue</text:span></text:p>
      <text:p text:style-name="P20"><text:span text:style-name="T30"><text:tab/><text:tab/><text:tab/>break(x</text:span><text:span text:style-name="T10">1</text:span><text:span text:style-name="T30">)</text:span></text:p>
      <text:p text:style-name="P20"><text:span text:style-name="T30"><text:tab/><text:tab/><text:tab/></text:span><text:span text:style-name="T37">add</text:span><text:span text:style-name="T30">(y</text:span><text:span text:style-name="T10">1</text:span><text:span text:style-name="T30">)</text:span></text:p>
      <text:p text:style-name="P31"><text:tab/><text:tab/><text:tab/>UpdateBestImprovement</text:p>
      <text:p text:style-name="P33"><text:tab/><text:tab/><text:tab/>UpdateGlobalImprovement</text:p>
      <text:p text:style-name="P15"><text:span text:style-name="T6"><text:tab/><text:tab/><text:tab/></text:span><text:span text:style-name="T27">i++</text:span></text:p>
      <text:p text:style-name="P17"><text:span text:style-name="T9"><text:tab/><text:tab/><text:tab/></text:span><text:span text:style-name="T25">for closeable </text:span><text:span text:style-name="T23">x</text:span><text:span text:style-name="T6">2</text:span></text:p>
      <text:p text:style-name="P21"><text:span text:style-name="T35"><text:tab/><text:tab/></text:span><text:span text:style-name="T30"><text:tab/><text:tab/>break(x</text:span><text:span text:style-name="T13">2</text:span><text:span text:style-name="T30">)</text:span><text:span text:style-name="T47">// </text:span><text:span text:style-name="T49">přidat na index - přepsání</text:span></text:p>
      <text:p text:style-name="P13"><text:span text:style-name="T25"><text:tab/><text:tab/><text:tab/><text:tab/></text:span><text:span text:style-name="T32">find edges that could </text:span><text:span text:style-name="T30">be </text:span><text:span text:style-name="T43">y</text:span><text:span text:style-name="T19">2</text:span><text:span text:style-name="T30">s</text:span><text:span text:style-name="T32"> </text:span></text:p>
      <text:p text:style-name="P19"><text:span text:style-name="T30"><text:tab/><text:tab/><text:tab/><text:tab/></text:span><text:span text:style-name="T31">foreach</text:span><text:span text:style-name="T50"> possible </text:span><text:span text:style-name="T44">y</text:span><text:span text:style-name="T17">2</text:span></text:p>
      <text:p text:style-name="P13"><text:span text:style-name="T6"><text:tab/><text:tab/><text:tab/></text:span><text:span text:style-name="T8"><text:tab/><text:tab/></text:span><text:span text:style-name="T30">check disjunction</text:span><text:span text:style-name="T36"> else continue</text:span></text:p>
      <text:p text:style-name="P15"><text:span text:style-name="T30"><text:tab/><text:tab/><text:tab/></text:span><text:span text:style-name="T32"><text:tab/><text:tab/></text:span><text:span text:style-name="T30">check </text:span><text:span text:style-name="T36">if</text:span><text:span text:style-name="T51"> SumOfGains(i) </text:span><text:span text:style-name="T52">&gt; 0</text:span><text:span text:style-name="T36"> else continue</text:span></text:p>
      <text:p text:style-name="P10"><text:span text:style-name="T30"><text:tab/><text:tab/><text:tab/></text:span><text:span text:style-name="T32"><text:tab/><text:tab/></text:span><text:span text:style-name="T30">try find </text:span><text:span text:style-name="T43">x</text:span><text:span text:style-name="T20">3</text:span><text:span text:style-name="T30">s</text:span><text:span text:style-name="T41"> for which is tour closeable</text:span></text:p>
      <text:p text:style-name="P8"><text:span text:style-name="T35"><text:tab/><text:tab/><text:tab/><text:tab/><text:tab/></text:span><text:span text:style-name="T34">if no x</text:span><text:span text:style-name="T14">3</text:span><text:span text:style-name="T34">s continue</text:span></text:p>
      <text:p text:style-name="P22"><text:span text:style-name="T30"><text:tab/><text:tab/></text:span><text:span text:style-name="T37"><text:tab/><text:tab/></text:span><text:span text:style-name="T30"><text:tab/></text:span><text:span text:style-name="T37">add</text:span><text:span text:style-name="T30">(y</text:span><text:span text:style-name="T13">2</text:span><text:span text:style-name="T30">)</text:span><text:span text:style-name="T39"> </text:span><text:span text:style-name="T47">// </text:span><text:span text:style-name="T49">přidat na index - přepsání</text:span></text:p>
      <text:p text:style-name="P32"><text:tab/><text:tab/><text:tab/><text:tab/><text:tab/>UpdateBestImprovement</text:p>
      <text:p text:style-name="P33"><text:tab/><text:tab/><text:tab/><text:tab/><text:tab/>UpdateGlobalImprovement</text:p>
      <text:p text:style-name="P24"><text:span text:style-name="T30"><text:tab/><text:tab/><text:tab/><text:tab/><text:tab/>while SumOfGains(i)</text:span><text:span text:style-name="T37"> &gt; </text:span><text:span text:style-name="T38">bestImprovement</text:span></text:p>
      <text:p text:style-name="P26"><text:span text:style-name="T30"><text:tab/><text:tab/><text:tab/><text:tab/><text:tab/><text:tab/></text:span><text:span text:style-name="T45">i++</text:span></text:p>
      <text:p text:style-name="P26"><text:span text:style-name="T45"><text:tab/><text:tab/><text:tab/><text:tab/><text:tab/><text:tab/></text:span><text:span text:style-name="T48">foreach </text:span><text:span text:style-name="T41">x</text:span><text:span text:style-name="T15">i</text:span><text:span text:style-name="T48"> sorted by decreasing length //měly by být vždycky 2</text:span></text:p>
      <text:p text:style-name="P23"><text:span text:style-name="T42"><text:tab/><text:tab/><text:tab/><text:tab/><text:tab/><text:tab/><text:tab/></text:span><text:span text:style-name="T40">break(x</text:span><text:span text:style-name="T16">i</text:span><text:span text:style-name="T40">)</text:span></text:p>
      <text:p text:style-name="P26"><text:span text:style-name="T30"><text:tab/><text:tab/><text:tab/><text:tab/><text:tab/><text:tab/><text:tab/>foreach possible y</text:span><text:span text:style-name="T10">i</text:span><text:span text:style-name="T30"> </text:span></text:p>
      <text:p text:style-name="P26"><text:span text:style-name="T30"><text:tab/><text:tab/><text:tab/><text:tab/><text:tab/><text:tab/><text:tab/><text:tab/></text:span><text:span text:style-name="T31">check disjunction</text:span><text:span text:style-name="T36"> else continue</text:span></text:p>
      <text:p text:style-name="P16"><text:span text:style-name="T30"><text:tab/><text:tab/><text:tab/></text:span><text:span text:style-name="T32"><text:tab/></text:span><text:span text:style-name="T40"><text:tab/><text:tab/></text:span><text:span text:style-name="T32"><text:tab/></text:span><text:span text:style-name="T40"><text:tab/></text:span><text:span text:style-name="T30">check </text:span><text:span text:style-name="T36">if</text:span><text:span text:style-name="T51"> SumOfGains(i) </text:span><text:span text:style-name="T52">&gt; 0</text:span><text:span text:style-name="T36"> else continue</text:span></text:p>
      <text:p text:style-name="P11"><text:span text:style-name="T30"><text:tab/><text:tab/><text:tab/></text:span><text:span text:style-name="T32"><text:tab/></text:span><text:span text:style-name="T40"><text:tab/><text:tab/></text:span><text:span text:style-name="T32"><text:tab/></text:span><text:span text:style-name="T40"><text:tab/></text:span><text:span text:style-name="T30">try find </text:span><text:span text:style-name="T43">x</text:span><text:span text:style-name="T21">i+1</text:span><text:span text:style-name="T30">s</text:span><text:span text:style-name="T41"> <text:s/>for which is tour closeable</text:span></text:p>
      <text:p text:style-name="P35"><text:tab/><text:tab/><text:tab/><text:tab/><text:tab/><text:tab/><text:tab/><text:tab/>if not null break</text:p>
      <text:p text:style-name="P27"><text:span text:style-name="T30"><text:tab/><text:tab/><text:tab/><text:tab/><text:tab/><text:tab/><text:tab/>add(y</text:span><text:span text:style-name="T10">i</text:span><text:span text:style-name="T30">)</text:span></text:p>
      <text:p text:style-name="P25"><text:soft-page-break/><text:span text:style-name="T30"><text:tab/><text:tab/><text:tab/><text:tab/><text:tab/></text:span><text:span text:style-name="T42"><text:tab/><text:tab/></text:span><text:span text:style-name="T30">UpdateBestImprovement</text:span><text:span text:style-name="T40"><text:tab/></text:span></text:p>
      <text:p text:style-name="P34"><text:tab/><text:tab/><text:tab/><text:tab/><text:tab/><text:tab/><text:tab/>UpdateGlobalImprovement</text:p>
      <text:p text:style-name="P28"><text:span text:style-name="T40"><text:tab/></text:span><text:span text:style-name="T30"><text:tab/><text:tab/><text:tab/><text:tab/>if bestImprovement &gt; 0</text:span></text:p>
      <text:p text:style-name="P36"><text:tab/><text:tab/><text:tab/><text:tab/><text:tab/><text:tab/>FindShortestPath(new path)</text:p>
      <text:p text:style-name="P9"><text:span text:style-name="T25"><text:tab/><text:tab/><text:tab/>for alternative </text:span><text:span text:style-name="T23">x</text:span><text:span text:style-name="T6">2</text:span></text:p>
      <text:p text:style-name="P29"><text:span text:style-name="T25"><text:tab/><text:tab/><text:tab/><text:tab/>if nodes.count &lt; 6 brea</text:span><text:span text:style-name="T29">k</text:span></text:p>
      <text:p text:style-name="P37"><text:tab/><text:tab/><text:tab/><text:tab/>bool feasibleStateFound = false</text:p>
      <text:p text:style-name="P37"><text:tab/><text:tab/><text:tab/><text:tab/></text:p>
      <text:p text:style-name="P37"><text:tab/><text:tab/><text:tab/><text:tab/>if !feasibleStateFound &amp;&amp; nodes.count &gt;=8</text:p>
      <text:p text:style-name="P37"><text:tab/><text:tab/><text:tab/><text:tab/><text:tab/></text:p>
      <text:p text:style-name="P37"><text:tab/><text:tab/><text:tab/><text:tab/>if !feasibleStateFound "break"</text:p>
      <text:p text:style-name="P38"><text:tab/><text:tab/><text:tab/><text:tab/></text:p>
      <text:p text:style-name="P12"><text:span text:style-name="T28">if globalImprovement = 0 either end or try new random tour //asi bych tam dala nějaký počet levelů, co by se mohl měnit</text:span><text:span text:style-name="T25"><text:tab/></text:span></text:p>
      <text:p text:style-name="P18"><text:span text:style-name="T24"><text:tab/><text:tab/><text:tab/></text:span><text:span text:style-name="T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99cm" fo:margin-bottom="0.199cm" fo:margin-left="0.199cm" fo:margin-right="0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05T17:18:09.792000000</meta:creation-date>
    <dc:date>2023-06-10T14:40:04.712000000</dc:date>
    <meta:editing-duration>P1DT1H48M3S</meta:editing-duration>
    <meta:editing-cycles>18</meta:editing-cycles>
    <meta:generator>LibreOffice/6.2.5.2$Windows_X86_64 LibreOffice_project/1ec314fa52f458adc18c4f025c545a4e8b22c159</meta:generator>
    <meta:document-statistic meta:table-count="0" meta:image-count="0" meta:object-count="0" meta:page-count="3" meta:paragraph-count="65" meta:word-count="226" meta:character-count="1882" meta:non-whitespace-character-count="1500"/>
  </office:meta>
</office:document-meta>
</file>